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Subtitle">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SuMo User Guide</text:p>
      <text:p text:style-name="P4">Alex Gawronski, Carleton University</text:p>
      <text:h text:style-name="Heading_20_1" text:outline-level="1">Requirements:</text:h>
      <text:list xml:id="list2097590607" text:style-name="L3">
        <text:list-item>
          <text:p text:style-name="P2">Linux Operating System</text:p>
        </text:list-item>
        <text:list-item>
          <text:p text:style-name="P2">2GB RAM (4GB+ recommended)</text:p>
        </text:list-item>
        <text:list-item>
          <text:p text:style-name="P2">Internet Connection</text:p>
        </text:list-item>
        <text:list-item>
          <text:p text:style-name="P2">Java JRE</text:p>
        </text:list-item>
      </text:list>
      <text:h text:style-name="Heading_20_1" text:outline-level="1">Installation:</text:h>
      <text:list xml:id="list526949369" text:style-name="L2">
        <text:list-item>
          <text:p text:style-name="P1">Install Headless Linux Chimera (<text:a xlink:type="simple" xlink:href="http://www.cgl.ucsf.edu/chimera/download.html">http://www.cgl.ucsf.edu/chimera/download.html</text:a>)</text:p>
        </text:list-item>
        <text:list-item>
          <text:p text:style-name="P1">Navigate into the “ChimeraPatch” folder and copy the “chimera” folder.</text:p>
        </text:list-item>
        <text:list-item>
          <text:p text:style-name="P1">Paste the folder into the directory where Chimera was install in step 1.</text:p>
        </text:list-item>
        <text:list-item>
          <text:p text:style-name="P1">Open MoSuMo.prop and change the “chimeraDir” to the location of the Chimera “bin” folder. ex. /home/user/chimera/bin/.</text:p>
        </text:list-item>
        <text:list-item>
          <text:p text:style-name="P1">Install Maven or Tomcat or other Java-based web server</text:p>
        </text:list-item>
        <text:list-item>
          <text:p text:style-name="P1">Install cURL or equivalent software</text:p>
        </text:list-item>
      </text:list>
      <text:h text:style-name="Heading_20_1" text:outline-level="1">Running MoSuMo:</text:h>
      <text:p text:style-name="Text_20_body">This is an example using Maven with Jetty, cURL, and the sample input file (input.n3). Procedure will vary if different software is used.</text:p>
      <text:list xml:id="list1664844922" text:style-name="L4">
        <text:list-item>
          <text:p text:style-name="P3">Navigate to the MoSuMo directory.</text:p>
        </text:list-item>
        <text:list-item>
          <text:p text:style-name="P3">Run “runService” to launch the service with Maven.</text:p>
        </text:list-item>
        <text:list-item>
          <text:p text:style-name="P3">Run “curlInput” to HTTP Post the input.n3 file for the example structure “1yti”. If you wish to run a different structure, change all instances of “1yti” in input.n3 to the PDB ID of your choosing. </text:p>
        </text:list-item>
        <text:list-item>
          <text:p text:style-name="P3">Wait for “output.rdf” to be returned.</text:p>
        </text:list-item>
      </text:list>
      <text:h text:style-name="Heading_20_1" text:outline-level="1">Tomcat Users:</text:h>
      <text:p text:style-name="Text_20_body"><text:tab/>The WAR file containing the service is located in the “target” directory as sadi-service.war. When this WAR file is deployed, users calling the service can only have permissions to the “webapps” folder in the tomcat installation directory. Therefore the Chimera installation and MoSuMo.prop must be located in the “webapps” fol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meta:initial-creator>
    <meta:creation-date>2010-05-31T12:26:06</meta:creation-date>
    <dc:date>2010-05-31T13:21:33</dc:date>
    <dc:creator>Alex </dc:creator>
    <meta:editing-duration>PT00H55M28S</meta:editing-duration>
    <meta:editing-cycles>2</meta:editing-cycles>
    <meta:generator>OpenOffice.org/3.1$Unix OpenOffice.org_project/310m19$Build-9420</meta:generator>
    <meta:document-statistic meta:table-count="0" meta:image-count="0" meta:object-count="0" meta:page-count="1" meta:paragraph-count="22" meta:word-count="235" meta:character-count="1420"/>
  </office:meta>
</office:document-meta>
</file>